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c80b1" officeooo:paragraph-rsid="000c80b1" style:font-size-asian="15.75pt" style:font-size-complex="18pt"/>
    </style:style>
    <style:style style:name="P2" style:family="paragraph" style:parent-style-name="Standard">
      <style:text-properties fo:font-size="18pt" fo:font-weight="normal" officeooo:rsid="000c80b1" officeooo:paragraph-rsid="000c80b1" style:font-size-asian="15.75pt" style:font-weight-asian="normal" style:font-size-complex="18pt" style:font-weight-complex="normal"/>
    </style:style>
    <style:style style:name="P3" style:family="paragraph" style:parent-style-name="Standard" style:list-style-name="L1">
      <style:text-properties fo:font-size="18pt" fo:font-weight="normal" officeooo:rsid="000c80b1" officeooo:paragraph-rsid="000c80b1" style:font-size-asian="15.75pt" style:font-weight-asian="normal" style:font-size-complex="18pt" style:font-weight-complex="normal"/>
    </style:style>
    <style:style style:name="P4" style:family="paragraph" style:parent-style-name="Standard" style:list-style-name="L2">
      <style:text-properties fo:font-size="18pt" fo:font-weight="normal" officeooo:rsid="000c80b1" officeooo:paragraph-rsid="000c80b1" style:font-size-asian="15.75pt" style:font-weight-asian="normal" style:font-size-complex="18pt" style:font-weight-complex="normal"/>
    </style:style>
    <style:style style:name="P5" style:family="paragraph" style:parent-style-name="Standard" style:list-style-name="L2">
      <style:text-properties fo:font-size="18pt" fo:font-weight="normal" officeooo:rsid="000e099d" officeooo:paragraph-rsid="000e099d" style:font-size-asian="15.75pt" style:font-weight-asian="normal" style:font-size-complex="18pt" style:font-weight-complex="normal"/>
    </style:style>
    <style:style style:name="P6" style:family="paragraph" style:parent-style-name="Standard" style:list-style-name="L2">
      <style:text-properties fo:font-size="18pt" fo:font-weight="normal" officeooo:rsid="000f2c06" officeooo:paragraph-rsid="000f2c06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0f2c06" officeooo:paragraph-rsid="000f2c06" style:font-size-asian="15.75pt" style:font-weight-asian="normal" style:font-size-complex="18pt" style:font-weight-complex="normal"/>
    </style:style>
    <style:style style:name="P8" style:family="paragraph" style:parent-style-name="Standard" style:list-style-name="L3">
      <style:text-properties fo:font-size="18pt" fo:font-weight="normal" officeooo:rsid="000f2c06" officeooo:paragraph-rsid="000f2c06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0fa0cc" officeooo:paragraph-rsid="000fa0cc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12d0c4" officeooo:paragraph-rsid="0012d0c4" style:font-size-asian="15.75pt" style:font-weight-asian="normal" style:font-size-complex="18pt" style:font-weight-complex="normal"/>
    </style:style>
    <style:style style:name="P11" style:family="paragraph" style:parent-style-name="Standard" style:list-style-name="L7">
      <style:text-properties fo:font-size="18pt" fo:font-weight="normal" officeooo:rsid="00171abc" officeooo:paragraph-rsid="00171abc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bold" officeooo:rsid="001432aa" officeooo:paragraph-rsid="001432aa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28pt" officeooo:rsid="0010f61a" officeooo:paragraph-rsid="0010f61a" style:font-size-asian="28pt" style:font-size-complex="28pt"/>
    </style:style>
    <style:style style:name="P14" style:family="paragraph" style:parent-style-name="Standard">
      <style:text-properties fo:font-size="28pt" fo:font-weight="bold" officeooo:rsid="001432aa" officeooo:paragraph-rsid="001432aa" style:font-size-asian="24.5pt" style:font-weight-asian="bold" style:font-size-complex="28pt" style:font-weight-complex="bold"/>
    </style:style>
    <style:style style:name="P15" style:family="paragraph" style:parent-style-name="Standard" style:list-style-name="L5">
      <style:text-properties officeooo:rsid="0012d0c4" officeooo:paragraph-rsid="0012d0c4"/>
    </style:style>
    <style:style style:name="P16" style:family="paragraph" style:parent-style-name="Standard" style:list-style-name="L6">
      <style:text-properties officeooo:rsid="0012d0c4" officeooo:paragraph-rsid="0012d0c4"/>
    </style:style>
    <style:style style:name="P17" style:family="paragraph" style:parent-style-name="Standard">
      <style:text-properties officeooo:paragraph-rsid="0012d0c4"/>
    </style:style>
    <style:style style:name="P18" style:family="paragraph" style:parent-style-name="Standard" style:list-style-name="L6">
      <style:text-properties officeooo:paragraph-rsid="0012d0c4"/>
    </style:style>
    <style:style style:name="P19" style:family="paragraph" style:parent-style-name="Standard" style:list-style-name="L6">
      <style:text-properties officeooo:rsid="001432aa" officeooo:paragraph-rsid="001432aa"/>
    </style:style>
    <style:style style:name="P20" style:family="paragraph" style:parent-style-name="Standard">
      <style:text-properties officeooo:rsid="001432aa" officeooo:paragraph-rsid="001432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099d"/>
    </style:style>
    <style:style style:name="T3" style:family="text">
      <style:text-properties officeooo:rsid="0011e9fa"/>
    </style:style>
    <style:style style:name="T4" style:family="text">
      <style:text-properties officeooo:rsid="0012d0c4"/>
    </style:style>
    <style:style style:name="T5" style:family="text">
      <style:text-properties fo:font-size="18pt" fo:font-weight="normal" style:font-size-asian="15.75pt" style:font-weight-asian="normal" style:font-size-complex="18pt" style:font-weight-complex="normal"/>
    </style:style>
    <style:style style:name="T6" style:family="text">
      <style:text-properties fo:font-size="18pt" fo:font-weight="normal" officeooo:rsid="0012d0c4" style:font-size-asian="15.75pt" style:font-weight-asian="normal" style:font-size-complex="18pt" style:font-weight-complex="normal"/>
    </style:style>
    <style:style style:name="T7" style:family="text">
      <style:text-properties fo:font-size="18pt" style:font-size-asian="15.75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Python <text:span text:style-name="T3">Notes for CA1</text:span></text:p>
      <text:p text:style-name="P13">history of python</text:p>
      <text:p text:style-name="P1">- orginated in <text:span text:style-name="T1">netherland</text:span></text:p>
      <text:p text:style-name="P2"><text:s/>year 1990</text:p>
      <text:p text:style-name="P2">created by guido van rossum</text:p>
      <text:p text:style-name="P2">object oriented programing lang</text:p>
      <text:p text:style-name="P2">uses interpreter</text:p>
      <text:p text:style-name="P2"/>
      <text:p text:style-name="P2">advantages</text:p>
      <text:p text:style-name="P2">basic:</text:p>
      <text:list xml:id="list3805429668" text:style-name="L1">
        <text:list-item>
          <text:p text:style-name="P3">readability</text:p>
        </text:list-item>
        <text:list-item>
          <text:p text:style-name="P3">simpler compared to other languages</text:p>
        </text:list-item>
        <text:list-item>
          <text:p text:style-name="P3">easier to maintain</text:p>
        </text:list-item>
        <text:list-item>
          <text:p text:style-name="P3">high code reusability</text:p>
        </text:list-item>
        <text:list-item>
          <text:p text:style-name="P3">portability(platform independent)</text:p>
        </text:list-item>
        <text:list-item>
          <text:p text:style-name="P3">lot of support librabries and modules</text:p>
        </text:list-item>
        <text:list-item>
          <text:p text:style-name="P3">support for 3 rd party softwares like numpy ipython etc</text:p>
        </text:list-item>
      </text:list>
      <text:p text:style-name="P2">Software intergration <text:span text:style-name="T4">exx</text:span></text:p>
      <text:list xml:id="list3078708086" text:style-name="L2">
        <text:list-item>
          <text:p text:style-name="P4">integra<text:span text:style-name="T2">tes with other language </text:span></text:p>
        </text:list-item>
        <text:list-item>
          <text:p text:style-name="P5">easy to import </text:p>
        </text:list-item>
        <text:list-item>
          <text:p text:style-name="P6">communicate with java .</text:p>
        </text:list-item>
      </text:list>
      <text:p text:style-name="P7">Developement productivity</text:p>
      <text:p text:style-name="P7"/>
      <text:list xml:id="list1445683016" text:style-name="L3">
        <text:list-item>
          <text:p text:style-name="P8">no need to declare explicitly.</text:p>
        </text:list-item>
      </text:list>
      <text:p text:style-name="P9"/>
      <text:p text:style-name="P9"><text:span text:style-name="T3">Execution of </text:span>Python <text:span text:style-name="T3">programs</text:span></text:p>
      <text:p text:style-name="P10"><text:tab/>To excute program we first need to type in instruction and excute them</text:p>
      <text:p text:style-name="P10"><text:tab/>running python program from a script file is known as running python in script mode.</text:p>
      <text:p text:style-name="P17"><text:span text:style-name="T6"/></text:p>
      <text:list xml:id="list2549877600" text:style-name="L6">
        <text:list-item>
          <text:list>
            <text:list-item>
              <text:p text:style-name="P18"><text:span text:style-name="T6">open a .py file on idle shell</text:span></text:p>
            </text:list-item>
            <text:list-item>
              <text:p text:style-name="P16"><text:soft-page-break/><text:span text:style-name="T5">its the script mode in which we can write python instructions</text:span></text:p>
            </text:list-item>
            <text:list-item>
              <text:p text:style-name="P19"><text:span text:style-name="T5">save the code and run it .</text:span></text:p>
            </text:list-item>
            <text:list-item>
              <text:p text:style-name="P19"><text:span text:style-name="T5">After it is interpreted we can see the output displayed in shell window</text:span></text:p>
            </text:list-item>
          </text:list>
        </text:list-item>
      </text:list>
      <text:p text:style-name="P20"><text:span text:style-name="T5"/></text:p>
      <text:p text:style-name="P14">commenting</text:p>
      <text:list xml:id="list1471281564" text:style-name="L7">
        <text:list-item>
          <text:p text:style-name="P11">for a single line comment use hash character “#”</text:p>
        </text:list-item>
        <text:list-item>
          <text:p text:style-name="P11"/>
        </text:list-item>
      </text:list>
      <text:p text:style-name="P12"/>
      <text:list xml:id="list762960566" text:style-name="L5">
        <text:list-item>
          <text:list>
            <text:list-item>
              <text:p text:style-name="P15"><text:span text:style-name="T5"/></text:p>
            </text:list-item>
          </text:list>
        </text:list-item>
      </text:list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7:31:41.272171134</meta:creation-date>
    <dc:date>2020-01-30T10:08:10.820399403</dc:date>
    <meta:editing-duration>PT13H19M11S</meta:editing-duration>
    <meta:editing-cycles>1</meta:editing-cycles>
    <meta:document-statistic meta:table-count="0" meta:image-count="0" meta:object-count="0" meta:page-count="2" meta:paragraph-count="34" meta:word-count="175" meta:character-count="976" meta:non-whitespace-character-count="841"/>
    <meta:generator>LibreOffice/6.0.7.3$Linux_X86_64 LibreOffice_project/00m0$Build-3</meta:generator>
  </office:meta>
</office:document-meta>
</file>